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B0000011B4EAB820D4D0995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9.981cm" svg:x="5.866cm" svg:y="10.063cm">
          <draw:image xlink:href="Pictures/100002010000011B0000011B4EAB820D4D0995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0:59:35.238606135</meta:creation-date>
    <dc:date>2018-12-12T13:45:04.757301868</dc:date>
    <meta:editing-duration>PT1M34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